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5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none" draw:fill-color="#ffffff" fo:min-height="0.669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57cm" svg:height="0.962cm" svg:x="1.635cm" svg:y="2.935cm">
          <draw:text-box>
            <text:p text:style-name="P2"/>
          </draw:text-box>
        </draw:frame>
        <draw:frame draw:style-name="gr2" draw:text-style-name="P1" draw:layer="layout" svg:width="2.856cm" svg:height="0.962cm" svg:x="1.636cm" svg:y="4.035cm">
          <draw:text-box>
            <text:p text:style-name="P2"/>
          </draw:text-box>
        </draw:frame>
        <draw:frame draw:style-name="gr1" draw:text-style-name="P1" draw:layer="layout" svg:width="2.857cm" svg:height="0.962cm" svg:x="1.636cm" svg:y="5.135cm">
          <draw:text-box>
            <text:p text:style-name="P2"/>
          </draw:text-box>
        </draw:frame>
        <draw:frame draw:style-name="gr2" draw:text-style-name="P1" draw:layer="layout" svg:width="2.856cm" svg:height="0.962cm" svg:x="1.637cm" svg:y="6.235cm">
          <draw:text-box>
            <text:p text:style-name="P2"/>
          </draw:text-box>
        </draw:frame>
        <draw:frame draw:style-name="gr1" draw:text-style-name="P1" draw:layer="layout" svg:width="2.857cm" svg:height="0.962cm" svg:x="1.637cm" svg:y="7.335cm">
          <draw:text-box>
            <text:p text:style-name="P2"/>
          </draw:text-box>
        </draw:frame>
        <draw:frame draw:style-name="gr2" draw:text-style-name="P1" draw:layer="layout" svg:width="2.856cm" svg:height="0.962cm" svg:x="1.638cm" svg:y="8.435cm">
          <draw:text-box>
            <text:p text:style-name="P2"/>
          </draw:text-box>
        </draw:frame>
        <draw:frame draw:style-name="gr3" draw:text-style-name="P1" draw:layer="layout" svg:width="2.857cm" svg:height="0.962cm" svg:x="1.636cm" svg:y="1.835cm">
          <draw:text-box>
            <text:p text:style-name="P2">C</text:p>
          </draw:text-box>
        </draw:frame>
        <draw:frame draw:style-name="gr1" draw:text-style-name="P1" draw:layer="layout" svg:width="2.857cm" svg:height="0.962cm" svg:x="8.336cm" svg:y="2.936cm">
          <draw:text-box>
            <text:p text:style-name="P3"><text:span text:style-name="T1">1:</text:span>{2,3}</text:p>
          </draw:text-box>
        </draw:frame>
        <draw:frame draw:style-name="gr2" draw:text-style-name="P1" draw:layer="layout" svg:width="2.856cm" svg:height="0.962cm" svg:x="8.337cm" svg:y="4.036cm">
          <draw:text-box>
            <text:p text:style-name="P2">2:{5,6}</text:p>
          </draw:text-box>
        </draw:frame>
        <draw:frame draw:style-name="gr1" draw:text-style-name="P1" draw:layer="layout" svg:width="2.857cm" svg:height="0.962cm" svg:x="8.337cm" svg:y="5.136cm">
          <draw:text-box>
            <text:p text:style-name="P2"/>
          </draw:text-box>
        </draw:frame>
        <draw:frame draw:style-name="gr2" draw:text-style-name="P1" draw:layer="layout" svg:width="2.856cm" svg:height="0.962cm" svg:x="8.338cm" svg:y="6.236cm">
          <draw:text-box>
            <text:p text:style-name="P2"/>
          </draw:text-box>
        </draw:frame>
        <draw:frame draw:style-name="gr1" draw:text-style-name="P1" draw:layer="layout" svg:width="2.857cm" svg:height="0.962cm" svg:x="8.338cm" svg:y="7.336cm">
          <draw:text-box>
            <text:p text:style-name="P2"/>
          </draw:text-box>
        </draw:frame>
        <draw:frame draw:style-name="gr2" draw:text-style-name="P1" draw:layer="layout" svg:width="2.856cm" svg:height="0.962cm" svg:x="8.339cm" svg:y="8.436cm">
          <draw:text-box>
            <text:p text:style-name="P2"/>
          </draw:text-box>
        </draw:frame>
        <draw:frame draw:style-name="gr3" draw:text-style-name="P1" draw:layer="layout" svg:width="2.857cm" svg:height="0.962cm" svg:x="8.337cm" svg:y="1.836cm">
          <draw:text-box>
            <text:p text:style-name="P2">L</text:p>
          </draw:text-box>
        </draw:frame>
        <draw:frame draw:style-name="gr1" draw:text-style-name="P1" draw:layer="layout" svg:width="2.857cm" svg:height="0.962cm" svg:x="11.737cm" svg:y="2.937cm">
          <draw:text-box>
            <text:p text:style-name="P3"/>
          </draw:text-box>
        </draw:frame>
        <draw:frame draw:style-name="gr2" draw:text-style-name="P1" draw:layer="layout" svg:width="2.856cm" svg:height="0.962cm" svg:x="11.738cm" svg:y="4.037cm">
          <draw:text-box>
            <text:p/>
          </draw:text-box>
        </draw:frame>
        <draw:frame draw:style-name="gr1" draw:text-style-name="P1" draw:layer="layout" svg:width="2.857cm" svg:height="0.962cm" svg:x="11.738cm" svg:y="5.137cm">
          <draw:text-box>
            <text:p/>
          </draw:text-box>
        </draw:frame>
        <draw:frame draw:style-name="gr2" draw:text-style-name="P1" draw:layer="layout" svg:width="2.856cm" svg:height="0.962cm" svg:x="11.739cm" svg:y="6.237cm">
          <draw:text-box>
            <text:p/>
          </draw:text-box>
        </draw:frame>
        <draw:frame draw:style-name="gr1" draw:text-style-name="P1" draw:layer="layout" svg:width="2.857cm" svg:height="0.962cm" svg:x="11.739cm" svg:y="7.337cm">
          <draw:text-box>
            <text:p/>
          </draw:text-box>
        </draw:frame>
        <draw:frame draw:style-name="gr2" draw:text-style-name="P1" draw:layer="layout" svg:width="2.856cm" svg:height="0.962cm" svg:x="11.74cm" svg:y="8.437cm">
          <draw:text-box>
            <text:p/>
          </draw:text-box>
        </draw:frame>
        <draw:frame draw:style-name="gr3" draw:text-style-name="P1" draw:layer="layout" svg:width="2.857cm" svg:height="0.962cm" svg:x="11.738cm" svg:y="1.837cm">
          <draw:text-box>
            <text:p text:style-name="P2">S</text:p>
          </draw:text-box>
        </draw:frame>
        <draw:frame draw:style-name="gr4" draw:text-style-name="P4" draw:layer="layout" svg:width="3.324cm" svg:height="0.962cm" svg:x="15.138cm" svg:y="2.938cm">
          <draw:text-box>
            <text:p text:style-name="P3"><text:span text:style-name="T1">1:</text:span>{1,2,3}</text:p>
          </draw:text-box>
        </draw:frame>
        <draw:frame draw:style-name="gr1" draw:text-style-name="P1" draw:layer="layout" svg:width="3.323cm" svg:height="0.962cm" svg:x="15.139cm" svg:y="4.038cm">
          <draw:text-box>
            <text:p text:style-name="P3"><text:span text:style-name="T1">1:</text:span>{2,3}</text:p>
          </draw:text-box>
        </draw:frame>
        <draw:frame draw:style-name="gr1" draw:text-style-name="P1" draw:layer="layout" svg:width="3.323cm" svg:height="0.962cm" svg:x="15.139cm" svg:y="5.138cm">
          <draw:text-box>
            <text:p text:style-name="P3">1:{2,3,4}</text:p>
          </draw:text-box>
        </draw:frame>
        <draw:frame draw:style-name="gr1" draw:text-style-name="P1" draw:layer="layout" svg:width="3.322cm" svg:height="0.962cm" svg:x="15.14cm" svg:y="6.238cm">
          <draw:text-box>
            <text:p text:style-name="P3"><text:span text:style-name="T1">2:</text:span>{4,5,6}</text:p>
          </draw:text-box>
        </draw:frame>
        <draw:frame draw:style-name="gr1" draw:text-style-name="P1" draw:layer="layout" svg:width="3.322cm" svg:height="0.962cm" svg:x="15.14cm" svg:y="7.338cm">
          <draw:text-box>
            <text:p text:style-name="P3">2:{5,6,7}</text:p>
          </draw:text-box>
        </draw:frame>
        <draw:frame draw:style-name="gr1" draw:text-style-name="P1" draw:layer="layout" svg:width="3.321cm" svg:height="0.962cm" svg:x="15.141cm" svg:y="8.438cm">
          <draw:text-box>
            <text:p text:style-name="P3"><text:span text:style-name="T1">-1:</text:span>{1,8}</text:p>
          </draw:text-box>
        </draw:frame>
        <draw:frame draw:style-name="gr3" draw:text-style-name="P1" draw:layer="layout" svg:width="2.857cm" svg:height="0.962cm" svg:x="15.139cm" svg:y="1.838cm">
          <draw:text-box>
            <text:p text:style-name="P2">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4T14:51:32.658597974</meta:creation-date>
    <dc:date>2021-05-24T15:52:12.064367870</dc:date>
    <meta:editing-duration>PT46M23S</meta:editing-duration>
    <meta:editing-cycles>4</meta:editing-cycles>
    <meta:generator>LibreOffice/7.0.4.2$Linux_X86_64 LibreOffice_project/00$Build-2</meta:generator>
    <meta:document-statistic meta:object-count="28"/>
  </office:meta>
</office:document-meta>
</file>